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1" fo:font-size="11pt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normal" officeooo:paragraph-rsid="0017499b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1" fo:font-size="11pt" fo:font-style="normal" style:text-underline-style="none" fo:font-weight="normal" officeooo:rsid="0017499b" officeooo:paragraph-rsid="0017499b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3pt" fo:font-style="normal" style:text-underline-style="none" fo:font-weight="bold" officeooo:paragraph-rsid="0017499b" style:text-blinking="false" fo:background-color="transparent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8.89999961853027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17499b"/>
    </style:style>
    <style:style style:name="T5" style:family="text">
      <style:text-properties officeooo:rsid="0017fb77"/>
    </style:style>
    <style:style style:name="T6" style:family="text">
      <style:text-properties officeooo:rsid="0019f4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ceac86d-1bbc-60eb-edbb-713359d8d035"/><text:span text:style-name="T4">Glossary of useful terms </text:span></text:p>
      <text:p text:style-name="P3"/>
      <text:p text:style-name="P3">AJI: a defect in a formation, that usually becomes identical to the points in the respective formation where it could be attacked; the latent possibilities in stones, that still remain in place even though they are theoretically captured.</text:p>
      <text:p text:style-name="P2">ATE: <text:span text:style-name="T5">a</text:span> move which places an opponent’s group in the situation of having only 1 (final) liberty - in the position of Atari.</text:p>
      <text:p text:style-name="P2">BYO-YOMI: supplementary playing time given to a player, after he has consumed the time reserved for the start of the game, each move is played within a limit of 1 minute (or 30 seconds); thereby avoiding losing game by simply having the clock’s flag fall or committing mistakes due to time trouble.</text:p>
      <text:p text:style-name="P2"><text:span text:style-name="T4">B</text:span>OSHI: move played, usually, at a distance of 1 intersection from the opponent’s stones aiming to put them under attack</text:p>
      <text:p text:style-name="P2">DAMEZUMARI: <text:span text:style-name="T5">a</text:span> reduction of the number of liberties of a group of the opponent’s stones, usually obtained by the sacrifice of stones, to effect a capture requires reducing the group to having only 1 liberty.</text:p>
      <text:p text:style-name="P2">FUSEKI: <text:span text:style-name="T5">t</text:span>he beginning of a game, in which the two opponents occupy different positions on the whole board.</text:p>
      <text:p text:style-name="P2">GETA: <text:span text:style-name="T5">a</text:span> method of capture that requires a "net" of stones to be placed in the path of those to be captured, in order to cut off any possibility of escape.</text:p>
      <text:p text:style-name="P2">GOTE: <text:span text:style-name="T5">o</text:span>pposite of Sente; making the last move in a local situation. Often, however, a Gote move is not "completely passive", and it may even have a strong "potential".</text:p>
      <text:p text:style-name="P2">HANE: playing diagonally across (above or below) the opponent’s stones, with the intention of developing good shape.</text:p>
      <text:p text:style-name="P2">HANE-DASHI: HANE on the outside, opposite of SHITAHANE (HANE under the opponent’s stone).</text:p>
      <text:p text:style-name="P2">HANE-KAESHI: Counter Hane; a Hane played in direct response to a Hane of the opponent.</text:p>
      <text:p text:style-name="P2">HASAMI-TSUKE: the case when both Hasami stones are in direct contact (on opposite sides) with the opponent's stone.</text:p>
      <text:p text:style-name="P2">HIKI: pull back after making direct contact.</text:p>
      <text:p text:style-name="P2">H<text:span text:style-name="T4">ASAMI:</text:span> a move that positions an opponent's stone between 2 of his own stones.</text:p>
      <text:p text:style-name="P2">HORIKOMI: a technique for sacrifice which aims to reduce the liberties of the opponent's group or to make its eye false.</text:p>
      <text:p text:style-name="P2">IKKEN: move played at a distance of 1 interval from your own stone, possibly a jump or a Hasami.</text:p>
      <text:p text:style-name="P2">JOSEKI: <text:span text:style-name="T5">a</text:span> good continuation for both players, generally referring to the corners and giving a result which can be considered equal.</text:p>
      <text:p text:style-name="P2">KAKARI: an attack on a corner stone before your opponent can create a Shimari in the corner.</text:p>
      <text:p text:style-name="P2">KAKETSUGI: diagonal connection, indirect.</text:p>
      <text:p text:style-name="P2">KATATSUGI: diagonal connection, solid.</text:p>
      <text:p text:style-name="P2">KEIMA,(or KOGEIMA): jump in the shape of an “L” from your own stone (the knight’s move in chess).</text:p>
      <text:p text:style-name="P2">KIKASHI: a move which forces a response; such a play is normally made only when the opponent can only answer in one way.</text:p>
      <text:p text:style-name="P2">KIRI: cut; separation of two or more of the opponent’s stones.</text:p>
      <text:p text:style-name="P2">KO: a repeatable position, due to the possibility of both players being able to capture and recapture a stone of <text:soft-page-break/>the opponent; in such situations, when one player has captured a stone, there is a rule that his opponent can not recapture until he has made at least one move on another part of the board.</text:p>
      <text:p text:style-name="P2">KODATE: move which an opponent will presumably answer and which allows, then, winning the time, to be able to go back to (re)capture in a KO fight.</text:p>
      <text:p text:style-name="P2">KOMI:A number of additional points (generally from 5 to 7 ) given to the player with the white stones as compensation for the advantage black has from starting first. Of course this rule is not valid in handicap games.</text:p>
      <text:p text:style-name="P2">KOMOKU: point of reference on the board, which is immediately under the Hoshi at the intersection of lines 3-4.</text:p>
      <text:p text:style-name="P2">KOSUMI: diagonal extension, the two stones being neighbours, without being directly linked.</text:p>
      <text:p text:style-name="P2">KOSUMI-TSUKE: play in direct contact with the opponent’s stone, <text:span text:style-name="T6">and making a Kosumi shape with your own stone.</text:span></text:p>
      <text:p text:style-name="P2">MAGARI: a reply which is at right angles to the direction of a previous move's development.</text:p>
      <text:p text:style-name="P2">ME-ARI ME-NASHI: a Semeai between a group with 1 eye and one with no eye; in general the group with 1 eye is already at an advantage.</text:p>
      <text:p text:style-name="P2">MIAI: two points whose value is perfectly equal; if one player occupy any one of these points, then the other player will be able to take the second point and vice versa.</text:p>
      <text:p text:style-name="P2">MOYO: large structure, enclosing an area that threatens to become a safe territory.</text:p>
      <text:p text:style-name="P2">NADARE: avalanche; the name of one of most played Joseki.</text:p>
      <text:p text:style-name="P2">NIKEN: an extension to a distance of 2 intervals; <text:span text:style-name="T6">can be seen with Hasami.</text:span></text:p>
      <text:p text:style-name="P2">NOBI: extension obtained by the addition of yet one more stone in a continuous line.</text:p>
      <text:p text:style-name="P2">NOZOKI: move threatening a cut in the case where the connection is not yet made.</text:p>
      <text:p text:style-name="P2">ONADARE: large avalanche; variation of the NADARE JOSEKI.</text:p>
      <text:p text:style-name="P2">OSAE: blocking move, preventing the opponent from making further play along one line.</text:p>
      <text:p text:style-name="P2">PONNUKI: the shape created when four stones capture one stone of the opponent.</text:p>
      <text:p text:style-name="P2">SAGARI: a move which descends on the second or third line, towards the edge of the board.</text:p>
      <text:p text:style-name="P2">SAN-SAN: point on the board, located at the 3-3 intersection.</text:p>
      <text:p text:style-name="P2">SANRENSEI: a variation in Fuseki, in which a player occupies a total of 3 Hoshi points on 1 side.</text:p>
      <text:p text:style-name="P2">SEMEAI: direct fight between two groups, the capture of one being the only way the other can survive.</text:p>
      <text:p text:style-name="P2">SENTE: the opposite of Gote; to take the initiative; to be in a position to choose the place of the next move.</text:p>
      <text:p text:style-name="P2">SHIBORI: the technique with which the opponent may be forced to capture (to the stage of actually taking them from the board) stones which are already lost (or sacrificed).</text:p>
      <text:p text:style-name="P2">SHICHO: sequence leading to the capture of the opponent’s stones and whose form <text:span text:style-name="T6">resembles</text:span> a staircase.</text:p>
      <text:p text:style-name="P2">SHIMARI: occupying a corner with a shape made from 2 stones..</text:p>
      <text:p text:style-name="P2">SHODAN: rank of 1 Dan.</text:p>
      <text:p text:style-name="P2">TAKAMOKU: point of reference on the board, located at the intersection of lines 4-5.</text:p>
      <text:p text:style-name="P2">TENGEN: hoshi point in the centre of the board.</text:p>
      <text:p text:style-name="P2">TESUJI: a very clever move which, locally, puts in the opponent in a situation where it is not possible to play efficiently with their stones.</text:p>
      <text:p text:style-name="P2">TSUGI: connection.</text:p>
      <text:p text:style-name="P2">TSUKE: move in direct contact with the opponent’s stone.</text:p>
      <text:p text:style-name="P2">UCHIKOMI: invasion into the opponent’s Moyo.</text:p>
      <text:p text:style-name="P2"><text:soft-page-break/>WARIKOMI: a play in between two opponent’s stones, usually with the intention of obtaining 2 cutting points.</text:p>
      <text:p text:style-name="P4">WARIUCHI: the play of an opponent's stone between your own, it has two directions to develop: if your opponent occupies one of these directions then an extension will be possible in the opposite direction.</text:p>
      <text:p text:style-name="P1"><text:span text:style-name="T3">YOSE: the final part of a game, the main territories on the whole board are secure, all that remains in the game is to adjust the borders of the respective territor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54:52.415608000</meta:creation-date>
    <dc:date>2015-11-18T22:08:15.645492000</dc:date>
    <meta:editing-duration>PT3H13M23S</meta:editing-duration>
    <meta:editing-cycles>3</meta:editing-cycles>
    <meta:generator>LibreOffice/5.0.2.2$MacOSX_X86_64 LibreOffice_project/37b43f919e4de5eeaca9b9755ed688758a8251fe</meta:generator>
    <meta:document-statistic meta:table-count="0" meta:image-count="0" meta:object-count="0" meta:page-count="3" meta:paragraph-count="59" meta:word-count="1113" meta:character-count="6418" meta:non-whitespace-character-count="5363"/>
  </office:meta>
</office:document-meta>
</file>